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280000003E28558C9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break-before="page"/>
      <style:text-properties officeooo:paragraph-rsid="0015c723"/>
    </style:style>
    <style:style style:name="P2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3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4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</style:style>
    <style:style style:name="P5" style:family="paragraph" style:parent-style-name="Standard">
      <style:text-properties officeooo:paragraph-rsid="0015c723"/>
    </style:style>
    <style:style style:name="P6" style:family="paragraph" style:parent-style-name="Standard">
      <style:paragraph-properties fo:break-before="page"/>
      <style:text-properties officeooo:paragraph-rsid="0015c723"/>
    </style:style>
    <style:style style:name="P7" style:family="paragraph" style:parent-style-name="Standard">
      <style:paragraph-properties fo:margin-top="0in" fo:margin-bottom="0.1in" style:contextual-spacing="false"/>
    </style:style>
    <style:style style:name="P8" style:family="paragraph" style:parent-style-name="Standard">
      <style:paragraph-properties fo:margin-top="0in" fo:margin-bottom="0.4598in" style:contextual-spacing="false"/>
    </style:style>
    <style:style style:name="P9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10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11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2" style:family="paragraph" style:parent-style-name="Text_20_body" style:list-style-name="L2">
      <style:paragraph-properties fo:margin-left="0in" fo:margin-right="0in" fo:text-indent="0in" style:auto-text-indent="false" fo:padding="0in" fo:border="none"/>
    </style:style>
    <style:style style:name="T1" style:family="text">
      <style:text-properties loext:padding="0.0193in" loext:border="0.06pt solid #f7faff"/>
    </style:style>
    <style:style style:name="T2" style:family="text">
      <style:text-properties loext:padding="0in" loext:border="none"/>
    </style:style>
    <style:style style:name="T3" style:family="text">
      <style:text-properties style:text-underline-style="solid" style:text-underline-width="auto" style:text-underline-color="font-color" loext:padding="0in" loext:border="non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930. Unique Length-3 Palindromic Subsequences</text:h>
      <text:p text:style-name="P9">Given a string <text:span text:style-name="Source_20_Text"><text:span text:style-name="T1">s</text:span></text:span>, return <text:span text:style-name="Emphasis"><text:span text:style-name="T2">the number of </text:span></text:span><text:span text:style-name="Emphasis"><text:span text:style-name="Strong_20_Emphasis"><text:span text:style-name="T2">unique palindromes of length three</text:span></text:span></text:span><text:span text:style-name="Emphasis"><text:span text:style-name="T2"> that are a </text:span></text:span><text:span text:style-name="Emphasis"><text:span text:style-name="Strong_20_Emphasis"><text:span text:style-name="T2">subsequence</text:span></text:span></text:span><text:span text:style-name="Emphasis"><text:span text:style-name="T2"> of </text:span></text:span><text:span text:style-name="Source_20_Text"><text:span text:style-name="T1">s</text:span></text:span>.</text:p>
      <text:p text:style-name="P9">Note that even if there are multiple ways to obtain the same subsequence, it is still only counted <text:span text:style-name="Strong_20_Emphasis"><text:span text:style-name="T2">once</text:span></text:span>.</text:p>
      <text:p text:style-name="P9">A <text:span text:style-name="Strong_20_Emphasis"><text:span text:style-name="T2">palindrome</text:span></text:span> is a string that reads the same forwards and backwards.</text:p>
      <text:p text:style-name="P9">A <text:span text:style-name="Strong_20_Emphasis"><text:span text:style-name="T2">subsequence</text:span></text:span> of a string is a new string generated from the original string with some characters (can be none) deleted without changing the relative order of the remaining characters.</text:p>
      <text:list text:style-name="L1">
        <text:list-item>
          <text:p text:style-name="P10">For example, <text:span text:style-name="Source_20_Text"><text:span text:style-name="T1">"ace"</text:span></text:span> is a subsequence of <text:span text:style-name="Source_20_Text"><text:span text:style-name="T1">"</text:span></text:span><text:span text:style-name="Source_20_Text"><text:span text:style-name="T3">a</text:span></text:span><text:span text:style-name="Source_20_Text"><text:span text:style-name="T1">b</text:span></text:span><text:span text:style-name="Source_20_Text"><text:span text:style-name="T3">c</text:span></text:span><text:span text:style-name="Source_20_Text"><text:span text:style-name="T1">d</text:span></text:span><text:span text:style-name="Source_20_Text"><text:span text:style-name="T3">e</text:span></text:span><text:span text:style-name="Source_20_Text"><text:span text:style-name="T1">"</text:span></text:span>.</text:p>
        </text:list-item>
      </text:list>
      <text:p text:style-name="P9"> </text:p>
      <text:p text:style-name="P9"><text:span text:style-name="Strong_20_Emphasis"><text:span text:style-name="T2">Example 1:</text:span></text:span></text:p>
      <text:p text:style-name="P3"><text:span text:style-name="Strong_20_Emphasis"><text:span text:style-name="T2">Input:</text:span></text:span> s = "aabca"</text:p>
      <text:p text:style-name="P3"><text:span text:style-name="Strong_20_Emphasis"><text:span text:style-name="T2">Output:</text:span></text:span> 3</text:p>
      <text:p text:style-name="P3"><text:span text:style-name="Strong_20_Emphasis"><text:span text:style-name="T2">Explanation:</text:span></text:span> The 3 palindromic subsequences of length 3 are:</text:p>
      <text:p text:style-name="P3">- "aba" (subsequence of "<text:span text:style-name="T3">a</text:span>a<text:span text:style-name="T3">b</text:span>c<text:span text:style-name="T3">a</text:span>")</text:p>
      <text:p text:style-name="P3">- "aaa" (subsequence of "<text:span text:style-name="T3">aa</text:span>bc<text:span text:style-name="T3">a</text:span>")</text:p>
      <text:p text:style-name="P2">- "aca" (subsequence of "<text:span text:style-name="T3">a</text:span>ab<text:span text:style-name="T3">ca</text:span>")</text:p>
      <text:p text:style-name="P9"><text:span text:style-name="Strong_20_Emphasis"><text:span text:style-name="T2">Example 2:</text:span></text:span></text:p>
      <text:p text:style-name="P3"><text:span text:style-name="Strong_20_Emphasis"><text:span text:style-name="T2">Input:</text:span></text:span> s = "adc"</text:p>
      <text:p text:style-name="P3"><text:span text:style-name="Strong_20_Emphasis"><text:span text:style-name="T2">Output:</text:span></text:span> 0</text:p>
      <text:p text:style-name="P2"><text:span text:style-name="Strong_20_Emphasis"><text:span text:style-name="T2">Explanation:</text:span></text:span> There are no palindromic subsequences of length 3 in "adc".</text:p>
      <text:p text:style-name="P9"><text:span text:style-name="Strong_20_Emphasis"><text:span text:style-name="T2">Example 3:</text:span></text:span></text:p>
      <text:p text:style-name="P3"><text:span text:style-name="Strong_20_Emphasis"><text:span text:style-name="T2">Input:</text:span></text:span> s = "bbcbaba"</text:p>
      <text:p text:style-name="P3"><text:span text:style-name="Strong_20_Emphasis"><text:span text:style-name="T2">Output:</text:span></text:span> 4</text:p>
      <text:p text:style-name="P3"><text:span text:style-name="Strong_20_Emphasis"><text:span text:style-name="T2">Explanation:</text:span></text:span> The 4 palindromic subsequences of length 3 are:</text:p>
      <text:p text:style-name="P3">- "bbb" (subsequence of "<text:span text:style-name="T3">bb</text:span>c<text:span text:style-name="T3">b</text:span>aba")</text:p>
      <text:p text:style-name="P3">- "bcb" (subsequence of "<text:span text:style-name="T3">b</text:span>b<text:span text:style-name="T3">cb</text:span>aba")</text:p>
      <text:p text:style-name="P3">- "bab" (subsequence of "<text:span text:style-name="T3">b</text:span>bcb<text:span text:style-name="T3">ab</text:span>a")</text:p>
      <text:p text:style-name="P2">- "aba" (subsequence of "bbcb<text:span text:style-name="T3">aba</text:span>")</text:p>
      <text:p text:style-name="P9"> </text:p>
      <text:p text:style-name="P9"><text:span text:style-name="Strong_20_Emphasis"><text:span text:style-name="T2">Constraints:</text:span></text:span></text:p>
      <text:list text:style-name="L2">
        <text:list-item>
          <text:p text:style-name="P11"><text:span text:style-name="Source_20_Text"><text:span text:style-name="T1">3 &lt;= s.length &lt;= </text:span></text:span><text:span text:style-name="Source_20_Text"><text:span text:style-name="T1"><draw:frame draw:style-name="fr2" draw:name="Object1" text:anchor-type="as-char" svg:y="-0.2161in" svg:width="0.4154in" svg:height="0.261in" draw:z-index="0"><draw:object xlink:href="./Object 1" xlink:type="simple" xlink:show="embed" xlink:actuate="onLoad"/><draw:image xlink:href="./ObjectReplacements/Object 1" xlink:type="simple" xlink:show="embed" xlink:actuate="onLoad"/></draw:frame></text:span></text:span></text:p>
        </text:list-item>
        <text:list-item>
          <text:p text:style-name="P12"><text:span text:style-name="Source_20_Text"><text:span text:style-name="T1">s</text:span></text:span> consists of only lowercase English letters.</text:p>
        </text:list-item>
      </text:list>
      <text:p text:style-name="Standard"/>
      <text:h text:style-name="P1" text:outline-level="1">1930. Unique Length-3 Palindromic Subsequences</text:h>
      <text:p text:style-name="Standard">/*</text:p>
      <text:p text:style-name="Standard"><text:s text:c="4"/><text:span text:style-name="T4">Counting</text:span></text:p>
      <text:p text:style-name="Standard"><text:s text:c="4"/>Time compelxity: O(26.2.n+26n+26.2)=O(78n+52)=O(n)</text:p>
      <text:p text:style-name="Standard"><text:s text:c="4"/>Space compelxity: O(26+2.26)=O(78)=O(1)</text:p>
      <text:p text:style-name="P8">*/<draw:frame draw:style-name="fr1" draw:name="Image1" text:anchor-type="char" svg:x="3.2319in" svg:y="0.0799in" svg:width="3.7756in" svg:height="0.4244in" draw:z-index="1"><draw:image xlink:href="Pictures/10000001000002280000003E28558C9F.png" xlink:type="simple" xlink:show="embed" xlink:actuate="onLoad" draw:mime-type="image/png"/></draw:frame></text:p>
      <text:p text:style-name="Standard">typedef std::pair&lt;int,int&gt; ii;</text:p>
      <text:p text:style-name="Standard">typedef std::vector&lt;ii&gt; vii;</text:p>
      <text:p text:style-name="Standard"/>
      <text:p text:style-name="Standard">typedef std::vector&lt;int&gt; vi;</text:p>
      <text:p text:style-name="Standard">typedef std::vector&lt;vi&gt; vvi; <text:s/></text:p>
      <text:p text:style-name="Standard"/>
      <text:p text:style-name="Standard">class Solution {</text:p>
      <text:p text:style-name="P4">public:</text:p>
      <text:p text:style-name="Standard"><text:s text:c="4"/><text:span text:style-name="T4">// Function to get first and last position of every letter in s</text:span></text:p>
      <text:p text:style-name="Standard"><text:s text:c="4"/>vii get_first_last_pos(std::string&amp; s){</text:p>
      <text:p text:style-name="Standard"><text:s text:c="8"/>int n=s.size();</text:p>
      <text:p text:style-name="Standard"><text:s text:c="8"/>vii positions(26);</text:p>
      <text:p text:style-name="Standard"><text:s text:c="8"/>for(int i=0;i&lt;26;++i){</text:p>
      <text:p text:style-name="Standard"><text:s text:c="12"/>positions[i]={-1,-1};</text:p>
      <text:p text:style-name="Standard"><text:s text:c="12"/>int left=0,right=n-1;</text:p>
      <text:p text:style-name="Standard"><text:s text:c="12"/>while(left&lt;=right &amp;&amp;(positions[i].first==-1 || positions[i].second==-1)){</text:p>
      <text:p text:style-name="Standard"><text:s text:c="16"/>if(s[left]-'a'==i){</text:p>
      <text:p text:style-name="Standard"><text:s text:c="20"/>positions[i].first=left;</text:p>
      <text:p text:style-name="Standard"><text:s text:c="16"/>}</text:p>
      <text:p text:style-name="Standard"><text:s text:c="16"/>if(s[right]-'a'==i){</text:p>
      <text:p text:style-name="Standard"><text:s text:c="20"/>positions[i].second=right;</text:p>
      <text:p text:style-name="Standard"><text:s text:c="16"/>}</text:p>
      <text:p text:style-name="Standard"><text:s text:c="16"/>if(positions[i].first==-1) left++;</text:p>
      <text:p text:style-name="Standard"><text:s text:c="16"/>if(positions[i].second==-1) right--; <text:s text:c="19"/></text:p>
      <text:p text:style-name="Standard"><text:s text:c="12"/>}</text:p>
      <text:p text:style-name="Standard"><text:s text:c="8"/>}</text:p>
      <text:p text:style-name="Standard"><text:s text:c="8"/>return positions;</text:p>
      <text:p text:style-name="Standard"><text:s text:c="4"/>}</text:p>
      <text:p text:style-name="Standard"/>
      <text:p text:style-name="P5"><text:s text:c="4"/></text:p>
      <text:p text:style-name="P6">int countPalindromicSubsequence(std::string s) {</text:p>
      <text:p text:style-name="Standard"><text:s text:c="8"/>vii positions=get_first_last_pos(s);</text:p>
      <text:p text:style-name="Standard"/>
      <text:p text:style-name="P7"><text:s text:c="8"/>vvi freq(26,vi(26,0));</text:p>
      <text:p text:style-name="Standard"><text:s text:c="8"/><text:span text:style-name="T5">// For each letter ine the alphbet</text:span></text:p>
      <text:p text:style-name="Standard"><text:s text:c="8"/>for(int i=0;i&lt;26;++i){</text:p>
      <text:p text:style-name="Standard"><text:s text:c="12"/><text:span text:style-name="T5">// If it apprears in s</text:span></text:p>
      <text:p text:style-name="Standard"><text:s text:c="12"/>int left=positions[i].first;</text:p>
      <text:p text:style-name="Standard"><text:s text:c="12"/>int right=positions[i].second;</text:p>
      <text:p text:style-name="Standard"><text:s text:c="12"/>if(left!=-1 &amp;&amp; right!=-1 &amp;&amp; right-left&gt;1){</text:p>
      <text:p text:style-name="Standard"><text:s text:c="16"/><text:span text:style-name="T5">// Mark its middle letter</text:span></text:p>
      <text:p text:style-name="Standard"><text:s text:c="16"/>for(int j=left+1;j&lt;=right-1;++j){</text:p>
      <text:p text:style-name="Standard"><text:s text:c="20"/>freq[i][s[j]-'a']=1;</text:p>
      <text:p text:style-name="Standard"><text:s text:c="16"/>}</text:p>
      <text:p text:style-name="Standard"><text:s text:c="12"/>}</text:p>
      <text:p text:style-name="Standard"><text:s text:c="8"/>}</text:p>
      <text:p text:style-name="Standard"/>
      <text:p text:style-name="Standard"><text:s text:c="8"/><text:span text:style-name="T5">// Determine the number of length-3 palindromic subsequences</text:span></text:p>
      <text:p text:style-name="Standard"><text:s text:c="8"/>int ans=0;</text:p>
      <text:p text:style-name="Standard"><text:s text:c="8"/>for(int i=0;i&lt;26;++i){</text:p>
      <text:p text:style-name="Standard"><text:s text:c="12"/>for(int j=0;j&lt;26;++j){</text:p>
      <text:p text:style-name="Standard"><text:s text:c="16"/>ans+=freq[i][j];</text:p>
      <text:p text:style-name="Standard"><text:s text:c="12"/>}</text:p>
      <text:p text:style-name="Standard"><text:s text:c="8"/>}</text:p>
      <text:p text:style-name="Standard"><text:s text:c="8"/>return ans;</text:p>
      <text:p text:style-name="Standard"><text:s text:c="4"/>}</text:p>
      <text:p text:style-name="Standard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4T16:36:54.595608287</meta:creation-date>
    <dc:date>2025-01-04T18:19:10.705131159</dc:date>
    <meta:editing-duration>PT1H42M18S</meta:editing-duration>
    <meta:editing-cycles>3</meta:editing-cycles>
    <meta:generator>LibreOffice/24.2.7.2$Linux_X86_64 LibreOffice_project/420$Build-2</meta:generator>
    <meta:document-statistic meta:table-count="0" meta:image-count="1" meta:object-count="1" meta:page-count="3" meta:paragraph-count="89" meta:word-count="336" meta:character-count="2943" meta:non-whitespace-character-count="2167"/>
  </office:meta>
</office:document-meta>
</file>

<file path=Object 1/content.xml><?xml version="1.0" encoding="utf-8"?>
<math xmlns="http://www.w3.org/1998/Math/MathML" display="block">
  <semantics>
    <msup>
      <mn>10</mn>
      <mn>5</mn>
    </msup>
    <annotation encoding="StarMath 5.0">10^5</annotation>
  </semantics>
</math>
</file>